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/>
          <math:mtext>Definition of the scalar product in </math:mtext>
          <math:msup>
            <math:mo math:stretchy="false">ℝ</math:mo>
            <math:mi>n</math:mi>
          </math:msup>
        </math:mrow>
      </math:mtr>
      <math:mtr/>
      <math:mtr>
        <math:mrow>
          <math:mstyle math:fontweight="bold">
            <math:mrow>
              <math:mtext>Definition: </math:mtext>
            </math:mrow>
          </math:mstyle>
          <math:mtext>if </math:mtext>
          <math:mi>v</math:mi>
          <math:mtext>,</math:mtext>
          <math:mrow>
            <math:mi>w</math:mi>
            <math:mo math:stretchy="false">∈</math:mo>
            <math:msup>
              <math:mo math:stretchy="false">ℝ</math:mo>
              <math:mi>n</math:mi>
            </math:msup>
          </math:mrow>
          <math:mtext>, then the scalar product </math:mtext>
          <math:mrow>
            <math:mo math:stretchy="false">〈</math:mo>
            <math:mrow>
              <math:mi>v</math:mi>
              <math:mtext>,</math:mtext>
              <math:mi>w</math:mi>
            </math:mrow>
            <math:mo math:stretchy="false">〉</math:mo>
          </math:mrow>
          <math:mtext> of </math:mtext>
          <math:mi>v</math:mi>
          <math:mtext> and </math:mtext>
          <math:mi>w</math:mi>
          <math:mtext> is defined</math:mtext>
        </math:mrow>
      </math:mtr>
      <math:mtr>
        <math:mrow>
          <math:mrow>
            <math:mrow>
              <math:mo math:stretchy="false">〈</math:mo>
              <math:mrow>
                <math:mi>v</math:mi>
                <math:mtext>,</math:mtext>
                <math:mi>w</math:mi>
              </math:mrow>
              <math:mo math:stretchy="false">〉</math:mo>
            </math:mrow>
            <math:mo math:stretchy="false">=</math:mo>
            <math:mrow>
              <math:mrow>
                <math:mrow>
                  <math:mo math:stretchy="false">∥</math:mo>
                  <math:mi>v</math:mi>
                  <math:mo math:stretchy="false">∥</math:mo>
                </math:mrow>
                <math:mo math:stretchy="false">⋅</math:mo>
                <math:mrow>
                  <math:mo math:stretchy="false">∥</math:mo>
                  <math:mi>w</math:mi>
                  <math:mo math:stretchy="false">∥</math:mo>
                </math:mrow>
              </math:mrow>
              <math:mo math:stretchy="false">⋅</math:mo>
              <math:mi>cos</math:mi>
            </math:mrow>
          </math:mrow>
          <math:mo math:stretchy="false">θ</math:mo>
          <math:mtext>,</math:mtext>
        </math:mrow>
      </math:mtr>
      <math:mtr>
        <math:mrow>
          <math:mtext/>
          <math:mo math:stretchy="false">θ</math:mo>
          <math:mtext> denotes the angle between both vectors.</math:mtext>
        </math:mrow>
      </math:mtr>
      <math:mtr/>
      <math:mtr/>
      <math:mtr>
        <math:mrow>
          <math:mrow/>
          <math:mtext>The Cauchy-Schwarz inequality applies</math:mtext>
        </math:mrow>
      </math:mtr>
      <math:mtr/>
      <math:mtr>
        <math:mrow>
          <math:mfenced math:open="∣" math:close="∣">
            <math:mrow>
              <math:mo math:stretchy="false">〈</math:mo>
              <math:mrow>
                <math:mi>v</math:mi>
                <math:mtext>,</math:mtext>
                <math:mi>w</math:mi>
              </math:mrow>
              <math:mo math:stretchy="false">〉</math:mo>
            </math:mrow>
          </math:mfenced>
          <math:mo math:stretchy="false">≤</math:mo>
          <math:mrow>
            <math:mrow>
              <math:mo math:stretchy="false">∥</math:mo>
              <math:mi>v</math:mi>
              <math:mo math:stretchy="false">∥</math:mo>
            </math:mrow>
            <math:mo math:stretchy="false">⋅</math:mo>
            <math:mrow>
              <math:mo math:stretchy="false">∥</math:mo>
              <math:mi>w</math:mi>
              <math:mo math:stretchy="false">∥</math:mo>
            </math:mrow>
          </math:mrow>
        </math:mrow>
      </math:mtr>
    </math:mtable>
    <math:annotation math:encoding="StarMath 5.0">{}"Definition of the scalar product in " setR^n newline newline
bold "Definition: " "if " v","w in setR^n ", then the scalar product " langle v","w rangle " of " v " and " w " is defined" newline
langle v","w rangle = ldline v rdline cdot ldline w rdline cdot cos %theta "," newline
"" %theta " denotes the angle between both vectors." newline newline
newline
{}"The Cauchy-Schwarz inequality applies" newline newline
abs langle v","w rangle leslant ldline v rdline cdot ldline w rdline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1-30T08:52:43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